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29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4.9752in" fo:break-before="auto" style:use-optimal-row-height="true"/>
    </style:style>
    <style:style style:name="ro3" style:family="table-row">
      <style:table-row-properties style:row-height="1.8654in" fo:break-before="auto" style:use-optimal-row-height="true"/>
    </style:style>
    <style:style style:name="ro4" style:family="table-row">
      <style:table-row-properties style:row-height="4.6638in" fo:break-before="auto" style:use-optimal-row-height="true"/>
    </style:style>
    <style:style style:name="ro5" style:family="table-row">
      <style:table-row-properties style:row-height="3.7311in" fo:break-before="auto" style:use-optimal-row-height="true"/>
    </style:style>
    <style:style style:name="ro6" style:family="table-row">
      <style:table-row-properties style:row-height="0.6217in" fo:break-before="auto" style:use-optimal-row-height="true"/>
    </style:style>
    <style:style style:name="ro7" style:family="table-row">
      <style:table-row-properties style:row-height="2.1764in" fo:break-before="auto" style:use-optimal-row-height="true"/>
    </style:style>
    <style:style style:name="ro8" style:family="table-row">
      <style:table-row-properties style:row-height="2.4874in" fo:break-before="auto" style:use-optimal-row-height="true"/>
    </style:style>
    <style:style style:name="ro9" style:family="table-row">
      <style:table-row-properties style:row-height="4.3528in" fo:break-before="auto" style:use-optimal-row-height="true"/>
    </style:style>
    <style:style style:name="ro10" style:family="table-row">
      <style:table-row-properties style:row-height="3.420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20pt" style:font-size-asian="20pt" style:font-size-complex="2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number-columns-repeated="18" table:default-cell-style-name="ce10"/>
        <table:table-column table:style-name="co2" table:default-cell-style-name="ce11"/>
        <table:table-column table:style-name="co2" table:number-columns-repeated="1000" table:default-cell-style-name="ce4"/>
        <table:table-row table:style-name="ro1">
          <table:table-cell table:style-name="ce1" office:value-type="string" calcext:value-type="string">
            <text:p><text:a xlink:href="https://github.com/Interkarma/daggerfall-unity/tree/master/Assets/Scripts/Game/Questing" xlink:type="simple">https://github.com/Interkarma/daggerfall-unity/tree/master/Assets/Scripts/Game/Questing</text:a>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1" office:value-type="string" calcext:value-type="string">
            <text:p>reduce player health by &lt;percent&gt; every &lt;interval&gt; seconds</text:p>
          </table:table-cell>
          <table:table-cell table:style-name="ce3" office:value-type="string" calcext:value-type="string">
            <text:p>reduce player health by &lt;percent&gt; every &lt;interval&gt; seconds can kill</text:p>
          </table:table-cell>
          <table:table-cell table:style-name="ce3" office:value-type="string" calcext:value-type="string">
            <text:p>reduce player health by &lt;percent&gt; every &lt;interval&gt; seconds &lt;repeats&gt; times</text:p>
          </table:table-cell>
          <table:table-cell table:style-name="ce3" office:value-type="string" calcext:value-type="string">
            <text:p>reduce player health by &lt;percent&gt; every &lt;interval&gt; seconds &lt;repeats&gt; times can kill</text:p>
          </table:table-cell>
          <table:table-cell table:style-name="ce3" office:value-type="string" calcext:value-type="string">
            <text:p>reduce player health on &lt;amount&gt;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reduce player fatigue by &lt;percent&gt;</text:p>
          </table:table-cell>
          <table:table-cell table:style-name="ce3" office:value-type="string" calcext:value-type="string">
            <text:p>reduce player fatigue on &lt;amount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reduce player magicka by &lt;percent&gt;</text:p>
          </table:table-cell>
          <table:table-cell table:style-name="ce3" office:value-type="string" calcext:value-type="string">
            <text:p>reduce player magicka on &lt;amount&gt;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layer handsover &lt;numberOfItems&gt; items class &lt;itemClass&gt; subclass &lt;TemplateIndex&gt;</text:p>
          </table:table-cell>
          <table:table-cell table:style-name="ce3" office:value-type="string" calcext:value-type="string">
            <text:p>player possesses &lt;numberOfItems&gt; items class &lt;itemClass&gt; subclass &lt;TemplateIndex&gt;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player within &lt;distance&gt; units of foe &lt;foe&gt; // Actions Framework</text:p>
          </table:table-cell>
          <table:table-cell table:style-name="ce3" office:value-type="string" calcext:value-type="string">
            <text:p>player within &lt;distance&gt; units of item &lt;item&gt; // Actions Framework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player equipped with item class &lt;itemClass&gt; subclass &lt;TemplateIndex&gt;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>
            <text:p>player fatigue is less than &lt;minPoints&gt; pt</text:p>
          </table:table-cell>
          <table:table-cell table:style-name="ce3" office:value-type="string" calcext:value-type="string">
            <text:p>player fatigue is less than &lt;minPercent&gt;%</text:p>
          </table:table-cell>
          <table:table-cell table:number-columns-repeated="1022"/>
        </table:table-row>
        <table:table-row table:style-name="ro8">
          <table:table-cell table:style-name="ce1" office:value-type="string" calcext:value-type="string">
            <text:p>player magicka is less than &lt;minPoints&gt; pt</text:p>
          </table:table-cell>
          <table:table-cell table:style-name="ce3" office:value-type="string" calcext:value-type="string">
            <text:p>player magicka is less than &lt;minPercent&gt;%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9">
          <table:table-cell table:style-name="ce1" office:value-type="string" calcext:value-type="string">
            <text:p>player health is less than &lt;minPoints&gt; pt</text:p>
          </table:table-cell>
          <table:table-cell table:style-name="ce3" office:value-type="string" calcext:value-type="string">
            <text:p>pchealth lower than &lt;minPoints&gt; // Health Quest Actions is also supported</text:p>
          </table:table-cell>
          <table:table-cell table:style-name="ce3" office:value-type="string" calcext:value-type="string">
            <text:p>player health is less than &lt;minPercent&gt;%</text:p>
          </table:table-cell>
          <table:table-cell table:style-name="ce3" office:value-type="string" calcext:value-type="string">
            <text:p>pchealthp lower than &lt;minPercent&gt; // Health Quest Actions is also supported</text:p>
          </table:table-cell>
          <table:table-cell table:number-columns-repeated="1020"/>
        </table:table-row>
        <table:table-row table:style-name="ro10">
          <table:table-cell table:style-name="ce1" office:value-type="string" calcext:value-type="string">
            <text:p>player currentmappixel x &lt;xCoord&gt; y &lt;yCoord&gt;</text:p>
          </table:table-cell>
          <table:table-cell table:style-name="ce3" office:value-type="string" calcext:value-type="string">
            <text:p>player currentmappixel x &lt;xCoord&gt; y &lt;yCoord&gt; delta &lt;distance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Dia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F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Effect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Spell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SpellOn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FoeInfigh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FoeT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ReputeWith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Ta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cked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cked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cked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Np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ePcDis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F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log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pedItemAtPl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m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e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jured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Used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urnal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ed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ll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alRep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Comple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Mes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PcDiseas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kePerman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e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y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ptMul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LogMes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teExceeds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ore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rain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alLo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PlayerC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e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port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ingItemAndClicked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restrainF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AttributeLe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PcEntersEx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ReputeWi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SkillLe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Task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row table:style-name="ro11">
          <table:table-cell/>
          <table:table-cell table:style-name="Default"/>
          <table:table-cell/>
          <table:table-cell table:style-name="ce5"/>
        </table:table-row>
        <table:table-row table:style-name="ro11" table:number-rows-repeated="157">
          <table:table-cell table:number-columns-repeated="4"/>
        </table:table-row>
        <table:table-row table:style-name="ro11"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0:08:38.329465236</meta:creation-date>
    <dc:date>2024-02-26T10:35:10.354464989</dc:date>
    <meta:editing-duration>PT15M16S</meta:editing-duration>
    <meta:editing-cycles>7</meta:editing-cycles>
    <meta:generator>LibreOffice/7.3.7.2$Linux_X86_64 LibreOffice_project/30$Build-2</meta:generator>
    <meta:document-statistic meta:table-count="2" meta:cell-count="93" meta:object-count="0"/>
  </office:meta>
</office:document-meta>
</file>